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style:text-properties fo:language="ru" fo:country="RU"/>
    </style:style>
    <style:style style:name="P2" style:family="paragraph" style:parent-style-name="Preformatted_20_Text">
      <style:text-properties fo:language="ru" fo:country="RU" officeooo:rsid="001cdab0" officeooo:paragraph-rsid="001cdab0"/>
    </style:style>
    <style:style style:name="P3" style:family="paragraph">
      <style:text-properties fo:language="ru" fo:country="RU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text-properties fo:language="ru" fo:country="RU" officeooo:rsid="0023e0db" officeooo:paragraph-rsid="0023e0db"/>
    </style:style>
    <style:style style:name="P6" style:family="paragraph">
      <style:text-properties fo:language="ru" fo:country="RU"/>
    </style:style>
    <style:style style:name="T1" style:family="text">
      <style:text-properties officeooo:rsid="001b7748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cdab0"/>
    </style:style>
    <style:style style:name="T4" style:family="text">
      <style:text-properties officeooo:rsid="0023e0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ctivator: </text:p>
      <text:p text:style-name="P1">Because …</text:p>
      <text:p text:style-name="P1"/>
      <text:p text:style-name="P1">Оптимизатор: adam вместо <text:span text:style-name="T1">SGD </text:span></text:p>
      <text:p text:style-name="P1"/>
      <text:p text:style-name="Preformatted_20_Text"><text:span text:style-name="T3">Доба</text:span><text:span text:style-name="T2">вил больше слоев</text:span></text:p>
      <text:p text:style-name="P1">Dropout</text:p>
      <text:p text:style-name="P1">sigmoid?</text:p>
      <text:p text:style-name="P1"/>
      <text:p text:style-name="P1">Убрал validation_split=0.2 (прибавилось 1 процент)</text:p>
      <text:p text:style-name="P4">batch_size=100 вместо 200 <text:span text:style-name="T4">(больше </text:span></text:p>
      <text:p text:style-name="P4"/>
      <text:p text:style-name="P5">Увеличение нейронов на первом слое до 1568 результата не дало (меньше на 0.5%)</text:p>
      <text:p text:style-name="P5"/>
      <text:p text:style-name="P5">Увеличение кол-во слоев до 5 резельтата не дало</text:p>
      <text:p text:style-name="P5"/>
      <text:p text:style-name="P5"/>
      <text:p text:style-name="P4"/>
      <text:p text:style-name="P1"/>
      <text:p text:style-name="P2"><text:a xlink:type="simple" xlink:href="https://habr.com/ru/post/452612/" text:style-name="Internet_20_link" text:visited-style-name="Visited_20_Internet_20_Link">https://habr.com/ru/post/452612/</text:a></text:p>
      <text:p text:style-name="P2"><text:a xlink:type="simple" xlink:href="https://habr.com/ru/company/skillfactory/blog/525214/" text:style-name="Internet_20_link" text:visited-style-name="Visited_20_Internet_20_Link">https://habr.com/ru/company/skillfactory/blog/525214/</text:a></text:p>
      <text:p text:style-name="P2"><text:a xlink:type="simple" xlink:href="https://habr.com/ru/post/74326/" text:style-name="Internet_20_link" text:visited-style-name="Visited_20_Internet_20_Link">https://habr.com/ru/post/74326/</text:a></text:p>
      <text:p text:style-name="P2"><text:a xlink:type="simple" xlink:href="https://habr.com/ru/company/wunderfund/blog/330814/" text:style-name="Internet_20_link" text:visited-style-name="Visited_20_Internet_20_Link">https://habr.com/ru/company/wunderfund/blog/330814/</text:a></text:p>
      <text:p text:style-name="P2"><text:a xlink:type="simple" xlink:href="https://neurohive.io/ru/osnovy-data-science/activation-functions/" text:style-name="Internet_20_link" text:visited-style-name="Visited_20_Internet_20_Link">https://neurohive.io/ru/osnovy-data-science/activation-functions/</text:a></text:p>
      <text:p text:style-name="P2"><text:a xlink:type="simple" xlink:href="https://habr.com/ru/post/321834/" text:style-name="Internet_20_link" text:visited-style-name="Visited_20_Internet_20_Link">https://habr.com/ru/post/321834/</text:a></text:p>
      <text:p text:style-name="P2"><text:a xlink:type="simple" xlink:href="https://russianblogs.com/article/81001261953/" text:style-name="Internet_20_link" text:visited-style-name="Visited_20_Internet_20_Link">https://russianblogs.com/article/81001261953/</text:a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7T16:03:00.264832884</dc:date>
    <meta:editing-duration>PT22H3M3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49" meta:character-count="602" meta:non-whitespace-character-count="567"/>
  </office:meta>
</office:document-meta>
</file>